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6pt" style:font-size-asian="16pt" style:font-size-complex="16pt"/>
    </style:style>
    <style:style style:name="P3" style:parent-style-name="Standard" style:family="paragraph">
      <style:text-properties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fo:font-weight="bold" style:font-weight-asian="bold" style:font-weight-complex="bold" fo:font-size="40pt" style:font-size-asian="40pt" style:font-size-complex="40pt"/>
    </style:style>
    <style:style style:name="P5" style:parent-style-name="Standard" style:family="paragraph">
      <style:paragraph-properties fo:text-align="center"/>
      <style:text-properties fo:font-weight="bold" style:font-weight-asian="bold" style:font-weight-complex="bold"/>
    </style:style>
    <style:style style:name="P6" style:parent-style-name="Standard" style:family="paragraph">
      <style:paragraph-properties fo:text-align="center"/>
      <style:text-properties fo:font-weight="bold" style:font-weight-asian="bold" style:font-weight-complex="bold"/>
    </style:style>
    <style:style style:name="P7" style:parent-style-name="Standard" style:family="paragraph">
      <style:paragraph-properties fo:text-align="center"/>
      <style:text-properties fo:font-weight="bold" style:font-weight-asian="bold" style:font-weight-complex="bold"/>
    </style:style>
    <style:style style:name="P8" style:parent-style-name="Standard" style:family="paragraph">
      <style:paragraph-properties fo:break-before="page"/>
    </style:style>
    <style:style style:name="P9" style:parent-style-name="Heading1" style:family="paragraph">
      <style:paragraph-properties fo:break-before="page"/>
    </style:style>
    <style:style style:name="P10" style:parent-style-name="Heading1" style:family="paragraph">
      <style:paragraph-properties fo:break-before="page"/>
    </style:style>
    <style:style style:name="P11" style:parent-style-name="ContentsHeading" style:family="paragraph">
      <style:paragraph-properties fo:break-before="page">
        <style:tab-stops>
          <style:tab-stop style:type="right" style:leader-style="dotted" style:leader-text="." style:position="6.5319in"/>
        </style:tab-stops>
      </style:paragraph-properties>
    </style:style>
    <style:style style:name="P12" style:parent-style-name="Contents4" style:family="paragraph">
      <style:paragraph-properties>
        <style:tab-stops>
          <style:tab-stop style:type="right" style:leader-style="dotted" style:leader-text="." style:position="5.7097in"/>
        </style:tab-stops>
      </style:paragraph-properties>
    </style:style>
    <style:style style:name="P13" style:parent-style-name="Contents5" style:family="paragraph">
      <style:paragraph-properties>
        <style:tab-stops>
          <style:tab-stop style:type="right" style:leader-style="dotted" style:leader-text="." style:position="5.5131in"/>
        </style:tab-stops>
      </style:paragraph-properties>
    </style:style>
    <style:style style:name="P14" style:parent-style-name="Contents5" style:family="paragraph">
      <style:paragraph-properties>
        <style:tab-stops>
          <style:tab-stop style:type="right" style:leader-style="dotted" style:leader-text="." style:position="5.5131in"/>
        </style:tab-stops>
      </style:paragraph-properties>
    </style:style>
    <style:style style:name="P15" style:parent-style-name="Contents5" style:family="paragraph">
      <style:paragraph-properties>
        <style:tab-stops>
          <style:tab-stop style:type="right" style:leader-style="dotted" style:leader-text="." style:position="5.5131in"/>
        </style:tab-stops>
      </style:paragraph-properties>
    </style:style>
    <style:style style:name="P16" style:parent-style-name="Contents5" style:family="paragraph">
      <style:paragraph-properties>
        <style:tab-stops>
          <style:tab-stop style:type="right" style:leader-style="dotted" style:leader-text="." style:position="5.5131in"/>
        </style:tab-stops>
      </style:paragraph-properties>
    </style:style>
    <style:style style:name="P17" style:parent-style-name="Contents5" style:family="paragraph">
      <style:paragraph-properties>
        <style:tab-stops>
          <style:tab-stop style:type="right" style:leader-style="dotted" style:leader-text="." style:position="5.5131in"/>
        </style:tab-stops>
      </style:paragraph-properties>
    </style:style>
    <style:style style:name="P18" style:parent-style-name="Contents4" style:family="paragraph">
      <style:paragraph-properties>
        <style:tab-stops>
          <style:tab-stop style:type="right" style:leader-style="dotted" style:leader-text="." style:position="5.7097in"/>
        </style:tab-stops>
      </style:paragraph-properties>
    </style:style>
    <style:style style:name="P19" style:parent-style-name="Contents4" style:family="paragraph">
      <style:paragraph-properties>
        <style:tab-stops>
          <style:tab-stop style:type="right" style:leader-style="dotted" style:leader-text="." style:position="5.7097in"/>
        </style:tab-stops>
      </style:paragraph-properties>
    </style:style>
    <style:style style:name="P20" style:parent-style-name="Contents4" style:family="paragraph">
      <style:paragraph-properties>
        <style:tab-stops>
          <style:tab-stop style:type="right" style:leader-style="dotted" style:leader-text="." style:position="5.7097in"/>
        </style:tab-stops>
      </style:paragraph-properties>
    </style:style>
    <style:style style:name="P21" style:parent-style-name="Contents5" style:family="paragraph">
      <style:paragraph-properties>
        <style:tab-stops>
          <style:tab-stop style:type="right" style:leader-style="dotted" style:leader-text="." style:position="5.5131in"/>
        </style:tab-stops>
      </style:paragraph-properties>
    </style:style>
    <style:style style:name="P22" style:parent-style-name="Contents5" style:family="paragraph">
      <style:paragraph-properties>
        <style:tab-stops>
          <style:tab-stop style:type="right" style:leader-style="dotted" style:leader-text="." style:position="5.5131in"/>
        </style:tab-stops>
      </style:paragraph-properties>
    </style:style>
    <style:style style:name="P23" style:parent-style-name="Contents5" style:family="paragraph">
      <style:paragraph-properties>
        <style:tab-stops>
          <style:tab-stop style:type="right" style:leader-style="dotted" style:leader-text="." style:position="5.5131in"/>
        </style:tab-stops>
      </style:paragraph-properties>
    </style:style>
    <style:style style:name="P24" style:parent-style-name="Contents4" style:family="paragraph">
      <style:paragraph-properties>
        <style:tab-stops>
          <style:tab-stop style:type="right" style:leader-style="dotted" style:leader-text="." style:position="5.7097in"/>
        </style:tab-stops>
      </style:paragraph-properties>
    </style:style>
    <style:style style:name="P25" style:parent-style-name="Contents4" style:family="paragraph">
      <style:paragraph-properties>
        <style:tab-stops>
          <style:tab-stop style:type="right" style:leader-style="dotted" style:leader-text="." style:position="5.7097in"/>
        </style:tab-stops>
      </style:paragraph-properties>
    </style:style>
    <style:style style:name="P26" style:parent-style-name="Contents5" style:family="paragraph">
      <style:paragraph-properties>
        <style:tab-stops>
          <style:tab-stop style:type="right" style:leader-style="dotted" style:leader-text="." style:position="5.5131in"/>
        </style:tab-stops>
      </style:paragraph-properties>
    </style:style>
    <style:style style:name="P27" style:parent-style-name="Standard" style:family="paragraph">
      <style:paragraph-properties fo:break-before="page"/>
    </style:style>
    <style:style style:name="P28" style:parent-style-name="Footnote" style:family="paragraph">
      <style:paragraph-properties fo:text-align="justify"/>
    </style:style>
    <style:style style:name="P29" style:parent-style-name="Footnote" style:family="paragraph">
      <style:paragraph-properties fo:text-align="justify"/>
    </style:style>
    <style:style style:name="P30" style:parent-style-name="Footnote" style:family="paragraph">
      <style:paragraph-properties fo:text-align="justify"/>
    </style:style>
    <style:style style:name="P31" style:parent-style-name="Standard" style:family="paragraph">
      <style:text-properties fo:font-weight="bold" style:font-weight-asian="bold" style:font-weight-complex="bold"/>
    </style:style>
    <style:style style:name="P32" style:parent-style-name="Footnote" style:family="paragraph">
      <style:paragraph-properties fo:text-align="justify"/>
    </style:style>
    <style:style style:name="P33" style:parent-style-name="Footnote" style:family="paragraph">
      <style:paragraph-properties fo:text-align="justify" fo:margin-left="0in" fo:text-indent="0in">
        <style:tab-stops/>
      </style:paragraph-properties>
    </style:style>
    <style:style style:name="P34" style:parent-style-name="Notedebasdepage" style:family="paragraph">
      <style:paragraph-properties fo:text-align="justify"/>
    </style:style>
    <style:style style:name="P35" style:parent-style-name="Footnote" style:family="paragraph">
      <style:paragraph-properties fo:margin-left="0in" fo:text-indent="0in">
        <style:tab-stops/>
      </style:paragraph-properties>
    </style:style>
    <style:style style:name="P36" style:parent-style-name="Footnote" style:family="paragraph">
      <style:paragraph-properties fo:margin-left="0in" fo:text-indent="0in">
        <style:tab-stops/>
      </style:paragraph-properties>
    </style:style>
    <style:style style:name="P37" style:parent-style-name="Footnote" style:family="paragraph">
      <style:paragraph-properties fo:margin-left="0in" fo:text-indent="0in">
        <style:tab-stops/>
      </style:paragraph-properties>
    </style:style>
    <style:style style:name="P38" style:parent-style-name="Footnote" style:family="paragraph">
      <style:paragraph-properties fo:margin-left="0in" fo:text-indent="0in">
        <style:tab-stops/>
      </style:paragraph-properties>
    </style:style>
    <style:style style:name="P39" style:parent-style-name="Footnote" style:family="paragraph">
      <style:paragraph-properties fo:margin-left="0in" fo:text-indent="0in">
        <style:tab-stops/>
      </style:paragraph-properties>
    </style:style>
    <style:style style:name="P40" style:parent-style-name="Footnote" style:family="paragraph">
      <style:paragraph-properties fo:margin-left="0in" fo:text-indent="0in">
        <style:tab-stops/>
      </style:paragraph-properties>
    </style:style>
    <style:style style:name="P41" style:parent-style-name="Footnote" style:family="paragraph">
      <style:paragraph-properties fo:margin-left="0in" fo:text-indent="0in">
        <style:tab-stops/>
      </style:paragraph-properties>
    </style:style>
    <style:style style:name="T42" style:parent-style-name="Policepardéfaut" style:family="text">
      <style:text-properties style:font-name="Times New Roman" style:font-name-complex="Times New Roman"/>
    </style:style>
    <style:style style:name="P43" style:parent-style-name="Textbody" style:family="paragraph">
      <style:text-properties style:font-name="Arial" style:font-name-complex="Arial" fo:font-weight="bold" style:font-weight-asian="bold"/>
    </style:style>
    <style:style style:name="T44" style:parent-style-name="Policepardéfaut" style:family="text">
      <style:text-properties style:font-name="Arial" style:font-name-complex="Arial" fo:font-weight="bold" style:font-weight-asian="bold"/>
    </style:style>
    <style:style style:name="P45" style:parent-style-name="Heading1" style:family="paragraph">
      <style:paragraph-properties fo:break-before="page"/>
    </style:style>
    <style:style style:name="P46" style:parent-style-name="Footnote" style:family="paragraph">
      <style:paragraph-properties fo:text-align="justify"/>
    </style:style>
    <style:style style:name="P47" style:parent-style-name="Footnote" style:family="paragraph">
      <style:paragraph-properties fo:text-align="justify"/>
    </style:style>
    <style:style style:name="P48" style:parent-style-name="Footnote" style:family="paragraph">
      <style:paragraph-properties fo:text-align="justify"/>
    </style:style>
    <style:style style:name="P49" style:parent-style-name="Footnote" style:family="paragraph">
      <style:paragraph-properties fo:text-align="justify"/>
    </style:style>
    <style:style style:name="P50" style:parent-style-name="Footnote" style:family="paragraph">
      <style:paragraph-properties fo:text-align="justify"/>
    </style:style>
    <style:style style:name="P51" style:parent-style-name="Footnote" style:family="paragraph">
      <style:paragraph-properties fo:text-align="justify"/>
    </style:style>
    <style:style style:name="P52" style:parent-style-name="Footnote" style:family="paragraph">
      <style:paragraph-properties fo:text-align="justify"/>
    </style:style>
    <style:style style:name="P53" style:parent-style-name="Footnote" style:family="paragraph">
      <style:paragraph-properties fo:text-align="justify"/>
    </style:style>
    <style:style style:name="P54" style:parent-style-name="Footnote" style:family="paragraph">
      <style:paragraph-properties fo:text-align="justify"/>
    </style:style>
    <style:style style:name="P55" style:parent-style-name="Footnote" style:family="paragraph">
      <style:paragraph-properties fo:text-align="justify"/>
    </style:style>
    <style:style style:name="P56" style:parent-style-name="Heading1" style:family="paragraph">
      <style:paragraph-properties fo:break-before="page"/>
    </style:style>
    <style:style style:name="P57" style:parent-style-name="Heading1" style:family="paragraph">
      <style:paragraph-properties fo:break-before="page"/>
    </style:style>
  </office:automatic-styles>
  <office:body>
    <office:text text:use-soft-page-breaks="true">
      <text:p text:style-name="P1">Université paris 8</text:p>
      <text:p text:style-name="P2">IUT MONTREUIL</text:p>
      <text:p text:style-name="P3"/>
      <text:p text:style-name="P4">Projet Bomberdose</text:p>
      <text:p text:style-name="P5">Réalisé par Quentin Leuly (GI), Francisco Micaelli (IN), Olivier Solliec (IN)</text:p>
      <text:p text:style-name="P6">Tuteur : Dario Vieira</text:p>
      <text:p text:style-name="P7">Le XX avril 2010</text:p>
      <text:p text:style-name="Standard"/>
      <text:p text:style-name="Standard">à mettre en page,<text:s/>j'ai la flemme</text:p>
      <text:p text:style-name="P8"/>
      <text:soft-page-break/>
      <text:h text:style-name="P9" text:outline-level="1">Résumé du rapport</text:h>
      <text:p text:style-name="Standard">(on fera a la fin)</text:p>
      <text:p text:style-name="Standard"/>
      <text:soft-page-break/>
      <text:h text:style-name="P10" text:outline-level="1">Summary</text:h>
      <text:p text:style-name="Standard">pareil</text:p>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1">Sommaire</text:p>
          <text:p text:style-name="Contents1">Résumé du rapport<text:tab/>3</text:p>
          <text:p text:style-name="Contents1">Summary<text:tab/>4</text:p>
          <text:p text:style-name="Contents1">Introduction<text:tab/>6</text:p>
          <text:p text:style-name="Contents2">IJustification du projet<text:tab/>6</text:p>
          <text:p text:style-name="Contents2">IIAnalyse de l'existant<text:tab/>6</text:p>
          <text:p text:style-name="Contents3">AJeu original<text:tab/>6</text:p>
          <text:p text:style-name="Contents3">BProjets concurrents/voisins<text:tab/>7</text:p>
          <text:p text:style-name="Contents1">Développement<text:tab/>7</text:p>
          <text:p text:style-name="Contents2">ILa démarche<text:tab/>7</text:p>
          <text:p text:style-name="Contents3">ALa répartition des tâches<text:tab/>7</text:p>
          <text:p text:style-name="Contents3">BUtilisation d'outils de contrôle de version<text:tab/>8</text:p>
          <text:p text:style-name="Contents3">CDifficultés rencontrées et changements des spécifications techniques<text:tab/>9</text:p>
          <text:p text:style-name="Contents2">IILa réalisation<text:tab/>9</text:p>
          <text:p text:style-name="Contents3">ALe cahier des charges<text:tab/>9</text:p>
          <text:p text:style-name="Contents3">BManuel utilisateur<text:tab/>9</text:p>
          <text:p text:style-name="Contents3">CLa conception générale et détaillée de l'application<text:tab/>11</text:p>
          <text:p text:style-name="P12">1La communication<text:tab/>11</text:p>
          <text:p text:style-name="P13">aCoté serveur<text:tab/>11</text:p>
          <text:p text:style-name="P14">bCôté client<text:tab/>11</text:p>
          <text:p text:style-name="P15">cPorts utilisés<text:tab/>12</text:p>
          <text:p text:style-name="P16">dLes threads<text:tab/>12</text:p>
          <text:p text:style-name="P17">eLes Mutex<text:tab/>12</text:p>
          <text:p text:style-name="Contents3">DLa réalisation et la validation de l'application (En gros c'est le codage, et les tests?)<text:tab/>13</text:p>
          <text:p text:style-name="P18">1Le C++<text:tab/>13</text:p>
          <text:p text:style-name="P19">2La SFML<text:tab/>13</text:p>
          <text:p text:style-name="P20">3Le moteur de jeu<text:tab/>14</text:p>
          <text:p text:style-name="P21">aBomberdose<text:tab/>14</text:p>
          <text:p text:style-name="P22">bServer<text:tab/>14</text:p>
          <text:p text:style-name="P23">cSclient<text:tab/>14</text:p>
          <text:p text:style-name="P24">4Les macros<text:tab/>14</text:p>
          <text:p text:style-name="P25">5Le client<text:tab/>15</text:p>
          <text:p text:style-name="P26">aClient<text:tab/>15</text:p>
          <text:p text:style-name="Contents1">Conclusion générale<text:tab/>15</text:p>
          <text:p text:style-name="Contents1">Bibliographie<text:tab/>16</text:p>
          <text:p text:style-name="Contents1">Glossaire<text:tab/>17</text:p>
          <text:p text:style-name="Contents1">Annexes<text:tab/>18</text:p>
        </text:index-body>
      </text:table-of-content>
      <text:p text:style-name="Contents1"/>
      <text:p text:style-name="Contents1"/>
      <text:p text:style-name="Standard"/>
      <text:p text:style-name="P27"/>
      <text:h text:style-name="Heading1" text:outline-level="1">Introduction</text:h>
      <text:h text:style-name="Heading2" text:outline-level="2">Justification du projet</text:h>
      <text:p text:style-name="Textbody">Nous allons aborder plusieurs<text:s/>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notedebasdep."><text:note text:note-class="footnote" text:id="_ftn0"><text:note-citation>1</text:note-citation><text:note-body><text:p text:style-name="P28">Sourceforge.net, le c++ est en deuxième position avec 33520 projets après le java (42179), mars 2010</text:p></text:note-body></text:note></text:span>, et bien qu'ancien, ce langage est toujours assez important dans le monde du logiciel propriétaire.</text:p>
      <text:p text:style-name="Textbody">Enfin, il s'agit d'un bon exercice au<text:s/>maniement des logiciels de contrôle de versions (nous avons personnellement choisi SVN, appelé encore subversion, et notre code est disponible sur googlecode<text:span text:style-name="Appelnotedebasdep."><text:note text:note-class="footnote" text:id="_ftn1"><text:note-citation>2</text:note-citation><text:note-body><text:p text:style-name="P29">http://code.google.com/p/bomberdose/</text:p></text:note-body></text:note></text:span><text:s/>en licence new BSD<text:span text:style-name="Appelnotedebasdep."><text:note text:note-class="footnote" text:id="_ftn2"><text:note-citation>3</text:note-citation><text:note-body><text:p text:style-name="P30">Annexe 1 – Licence new BSD</text:p></text:note-body></text:note></text:span>), qui sont<text:s/>indispensables au bon déroulement d'un projet open-source.</text:p>
      <text:h text:style-name="Heading2" text:outline-level="2">Analyse de l'existant</text:h>
      <text:h text:style-name="Heading3" text:outline-level="3">Jeu original</text:h>
      <text:p text:style-name="P31">Est ce qu'on décrit le fonctionnement du jeu ici, ou on le foutra ds le manuel utilisateur</text:p>
      <text:p text:style-name="Textbody">Le jeu original sur lequel est basé notre projet, Bomberman fut développé en 1983 par Hudson Soft. Il existe maintenant plus de 60 jeux dérivés, avec plus de dix millions de copies vendues<text:span text:style-name="Appelnotedebasdep."><text:note text:note-class="footnote" text:id="_ftn3"><text:note-citation>4</text:note-citation><text:note-body><text:p text:style-name="P32">http://en.wikipedia.org/wiki/Bomberman</text:p></text:note-body></text:note></text:span><text:s/>dans le monde entier. Etant l'un des pionniers des jeux multi-joueurs, il s'est rapidement établi<text:s/>comme référence dans le monde du jeu vidéo, notamment sur console Nintendo.</text:p>
      <text:soft-page-break/>
      <text:h text:style-name="Heading3" text:outline-level="3">Projets concurrents/voisins</text:h>
      <text:p text:style-name="Textbody">Lors de notre recherche à la bibliothèque de l'iut sur les projets de fin d'années réalisés par les anciens élèves, nous sommes tombés sur un Bomberman-like réalisé en Java en 2007, à l'aide de la bibliothèque JADE<text:span text:style-name="Appelnotedebasdep."><text:note text:note-class="footnote" text:id="_ftn4"><text:note-citation>5</text:note-citation><text:note-body><text:p text:style-name="P33"><text:s/>Bibliothèque pour le Java permettant l'implémentation de systèmes multi-agents, mettant à disposition de l'utilisateur des outils graphiques pour les phases de débugging et déploiement.</text:p></text:note-body></text:note></text:span>.</text:p>
      <text:p text:style-name="Textbody">Il<text:s/>était donc possible de réaliser un Bomberman-like qui respecte les spécifications du projet de fin d'année demandés par l'iut, même s'il ce projet ne correspond pas tout à fait à nos objectifs (langage différent, utilisation sockets).</text:p>
      <text:p text:style-name="Text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1" text:outline-level="1">Développement</text:h>
      <text:h text:style-name="Heading2" text:outline-level="2">La démarche</text:h>
      <text:h text:style-name="Heading3" text:outline-level="3">La répartition des tâches</text:h>
      <text:p text:style-name="Textbody">Le développement du Bomberdose a été divisé en trois grandes parties. Le premier est le réseau, c’est-à-dire la communication entre plusieurs machines via des échanges de socket<text:span text:style-name="Appelnotedebasdep."><text:note text:note-class="footnote" text:id="_ftn5"><text:note-citation>6</text:note-citation><text:note-body><text:p text:style-name="P34"><text:s/>Modèle permettant la<text:s/>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text:s/>qui est la représentation du programme via l’interface utilisateur. Ces trois grandes parties seront étudiées de manière plus approfondie.</text:p>
      <text:p text:style-name="Text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text:s/>de l’étudiant aux différentes parties disponibles. Enfin, nous avons distribué les tâches selon leur « début au plus tard<text:span text:style-name="Appelnotedebasdep."><text:note text:note-class="footnote" text:id="_ftn6"><text:note-citation>7</text:note-citation><text:note-body><text:p text:style-name="Notedebasdepag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cette partie,<text:s/>et nous avons donné à faire le moteur du jeu à Francisco, qui pensait pouvoir le faire correctement.</text:p>
      <text:soft-page-break/>
      <text:h text:style-name="Heading3" text:outline-level="3">Utilisation d'outils de contrôle de version</text:h>
      <text:p text:style-name="Textbody">Un outil de contrôle de gestion permet « de stocker des informations pour une ou plusieurs ressources informatiques permettant de récupérer toutes les versions intermédiaires des ressources, ainsi que les différences entre les versions. »<text:span text:style-name="Appelnotedebasdep."><text:note text:note-class="footnote" text:id="_ftn7"><text:note-citation>8</text:note-citation><text:note-body><text:p text:style-name="P35"><text:s/>http://fr.wikipedia.org/wiki/Logiciel_de_gestion_de_versions</text:p></text:note-body></text:note></text:span></text:p>
      <text:p text:style-name="Textbody">Comme dit précédemment, nous avons choisi subversion, qui possède à la fois un client simple pour les utilisateurs de windows : Tortoise SVN<text:span text:style-name="Appelnotedebasdep."><text:note text:note-class="footnote" text:id="_ftn8"><text:note-citation>9</text:note-citation><text:note-body><text:p text:style-name="P36"><text:s/>http://tortoisesvn.tigris.org/</text:p></text:note-body></text:note></text:span>, et un client à commande pour les utilisateurs de linux : SVN.</text:p>
      <text:p text:style-name="Textbody">Il est nécessaire de synchroniser un répertoire (ou repository en anglais) sur la<text:s/>machine locale avec le serveur ou est stocké le code (nous avons choisi googlecode, qui nous paraissait simple à l'utilisation).</text:p>
      <text:p text:style-name="Textbody">Il y a deux grandes options pour ces clients : « Commit », ou l'envoi du code vers le serveur, ou « Update » qui récupère le code du serveur et le met dans le répertoire synchronisé.</text:p>
      <text:p text:style-name="Textbody">Cependant il y a bien d'autres fonctionnalités, comme l'étude de la différence entre deux fichiers, ou la gestion des conflits entre fichiers.</text:p>
      <text:p text:style-name="Text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body">Si nous essayons de récupérer un fichier sur le serveur alors que quelqu'un vient juste de le modifier, SVN va nous avertir, et nous propose plusieurs façons de régler le<text:s/>problème.</text:p>
      <text:p text:style-name="Text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Heading3" text:outline-level="3">Difficultés rencontrées et changements des spécifications techniques</text:h>
      <text:p text:style-name="Textbody">Nous nous sommes aperçus qu'avec la quantité d'objectifs que nous nous étions fixés, il n'est pas possible de tous les satisfaire. C'est pourquoi, la gestion du son, prévue à l'origine, ne sera pas effectuée. De plus, certains effets visuels, comme le clignotement des bombes ou des<text:s/><text:soft-page-break/>bonus, ne seront pas implémentés.</text:p>
      <text:h text:style-name="Heading2" text:outline-level="2">La réalisation</text:h>
      <text:h text:style-name="Heading3" text:outline-level="3">Le cahier des charges</text:h>
      <text:p text:style-name="Textbody">Le Bomberdose est une reprise de Bomberman, et nous avons décidé de garder le concept de ce jeu en mode multi-joueurs, dont le but est de tuer les autres joueurs grâce à des bombes. Nous<text:s/>avons réfléchi à ce que nous gardons du jeu original, et à ce que nous enlevons, par faute de temps ou compétences. Au final, nous avons décidé que : le Bomberdose se jouera entre deux et quatre joueurs ; il se jouera obligatoirement en réseau local, c’est-à-dire via plusieurs machines clients qui se connecteront à un serveur ; dans le jeu original, il y a une dizaine de bonus disponibles selon la version du jeu. Le Bomberdose n’en gardera que cinq avec la gestion de sept malus ; le Bomberdose sera intégralement codé en langage C++ grâce à la bibliothèque SFML<text:span text:style-name="Appelnotedebasdep."><text:note text:note-class="footnote" text:id="_ftn9"><text:note-citation>10</text:note-citation><text:note-body><text:p text:style-name="Notedebasdepage"><text:s/>Simple and Fast Multimedia Library, bibliothèque codé en C++ permettant l’implémentation simple et rapide d’élément pour les jeux 2D et 3D.</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notedebasdep."><text:note text:note-class="footnote" text:id="_ftn10"><text:note-citation>11</text:note-citation><text:note-body><text:p text:style-name="Notedebasdepage"><text:s/>Terme désignant un élément graphique qui peut se déplacer sur l’écran.</text:p></text:note-body></text:note></text:span>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3" text:outline-level="3">Manuel utilisateur</text:h>
      <text:p text:style-name="Textbody">Bienvenue dans le jeu du Bomberdose !</text:p>
      <text:p text:style-name="Textbody">Bomberdose est un jeu multijoueur en réseau, en temps réel, où il faut poser des bombes afin de se débarrasser de ses adversaires pour remporter la partie.</text:p>
      <text:p text:style-name="Textbody">Il est possible de ramasser des bonus pour augmenter ses aptitudes, cependant attention aux malus, qui sont aussi dangereux que les bonus sont utiles!</text:p>
      <text:p text:style-name="Textbody">Ces bonus se cachent dans des murs cassables, que vous apprendrez vite à distinguer des murs incassables si vous souhaitez avoir une chance de survie dans BomberDose.</text:p>
      <text:p text:style-name="Textbody">Un jeu se caractérise par plusieurs parties et par des règles que nous allons aborder par la suite. Tant que personne n'a gagné autant de parties que le score prédéfini, une nouvelle partie<text:s/>sera lancée.</text:p>
      <text:soft-page-break/>
      <text:p text:style-name="Text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body">Vous allez ensuite être amenés à configurer les règles du jeu pour les parties (attention, ces règles sont les mêmes pour toutes les parties d'un jeu).</text:p>
      <text:p text:style-name="Textbody">Premièrement, il vous faut entrer le nombre de bonus de bombes, qui<text:s/>permettent aux joueurs qui les ramassent d'augmenter le nombre de bombes qu'ils peuvent poser.</text:p>
      <text:p text:style-name="Textbody">Ensuite, le nombre de bonus de flamme doit être inscrit, ce bonus augmente d'une case la portée des bombes du joueur qui en bénéficie.</text:p>
      <text:p text:style-name="Textbody">Vient ensuite le nombre de bonus de roller, qui permettent d'augmenter sa vitesse de déplacement.</text:p>
      <text:p text:style-name="Textbody">Enfin, il faut régler le nombre de malus qui se cacheront dans les murs cassables du jeu.</text:p>
      <text:p text:style-name="Textbody">Attention cependant, le nombre cumulé de bonus/malus ne doit pas être supérieur à 80.</text:p>
      <text:p text:style-name="Textbody">Une fois le nombre de bonus/malus réglé, vous avez la possibilité de déclarer le score à atteindre pour qu'un joueur gagne le jeu (si vous mettez 3, il y aura autant de parties qu'il faudra avant qu'un joueur atteigne 3).</text:p>
      <text:p text:style-name="Text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p text:style-name="Text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prédéfini auparavant, et les autres ne pourront rien faire.</text:p>
      <text:p text:style-name="Textbody">Attention, un seul client peut être lancé par machine, et chaque client prend en paramètre l'adresse IP du serveur (qu'il est possible de voir sur la machine serveur).</text:p>
      <text:p text:style-name="Standard"/>
      <text:h text:style-name="Heading3" text:outline-level="3">La conception générale et détaillée de l'application</text:h>
      <text:p text:style-name="Standard"/>
      <text:soft-page-break/>
      <text:h text:style-name="Heading4" text:outline-level="4">La communication</text:h>
      <text:p text:style-name="Textbody">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5" text:outline-level="5">Coté serveur</text:h>
      <text:p text:style-name="Textbody">Il doit être possible d'envoyer de simples<text:s/>instructions aux clients connectés, comme pour dire qu'une nouvelle partie va commencer, ou que la partie en cours se termine. Comme ces informations ne sont pas envoyées constamment, il a été choisi comme protocole de transport <text:s/>le protocole TCP<text:span text:style-name="Appelnotedebasdep."><text:note text:note-class="footnote" text:id="_ftn11"><text:note-citation>12</text:note-citation><text:note-body><text:p text:style-name="P37"><text:s/>Transmission Control Protocol, est un protocole de transport fiable en mode connecté, qui permet d'envoyer des données à l'aide de sockets</text:p></text:note-body></text:note></text:span>, qui assure que ces données arrivent et ne sont pas perdues en chemin.</text:p>
      <text:p text:style-name="Textbody">Ensuite, les données qui concernent l'état de<text:s/>la partie en cours (où est chaque joueur, quel est l'état de la case n°X, etc) doivent être envoyées régulièrement au client afin que ce dernier puisse rafraîchir le plateau de jeu. L'intervalle d'envoi étant très court et le nombres de données à envoyer étant assez important, il a été choisi comme mode de transport le protocole UDP<text:span text:style-name="Appelnotedebasdep."><text:note text:note-class="footnote" text:id="_ftn12"><text:note-citation>13</text:note-citation><text:note-body><text:p text:style-name="P38"><text:s/>User Datagram Protocol, il s'agit d'un protocole de transport simple et rapide, cependant il travaille en mode non connecté et est non fiable, il n'y a aucun contrôle de flux.</text:p></text:note-body></text:note></text:span>, ainsi si une trame s'égare ce n'est pas très grave puisque la suivante est juste derrière, et sur un réseau local les trames ne sont pas souvent perdues.</text:p>
      <text:h text:style-name="Heading5" text:outline-level="5">Côté client</text:h>
      <text:p text:style-name="Textbody">Le client doit être à la fois capable de recevoir les instructions (en TCP) et les données des parties (UDP), mais il doit lui aussi envoyer l'intention du joueur (de se déplacer, ou de poser une bombe). Ces intentions peuvent être très rapprochées, il faut donc les envoyer rapidement. Pour cela, le protocole UDP semblait le plus approprié,<text:s/>en effet si une intention se perd ce n'est pas très grave, il suffit que le joueur reste appuyé sur une touche une fraction de seconde de plus.</text:p>
      <text:h text:style-name="Heading5" text:outline-level="5">Ports utilisés</text:h>
      <text:p text:style-name="Textbody">Il y aura donc trois tunnels de communication (définis par des ports), un tunnel TCP (port 44444)<text:s/>permettant d'envoyer et recevoir les instructions, deux tunnels UDP, port 44444 pour le transport de données serveur &gt; client, port 44445 pour le transit de données client &gt; serveur.</text:p>
      <text:h text:style-name="Heading5" text:outline-level="5">Les threads<text:span text:style-name="Appelnotedebasdep."><text:note text:note-class="footnote" text:id="_ftn13"><text:note-citation>14</text:note-citation><text:note-body><text:p text:style-name="P39"><text:s/>Permet d'effectuer plusieurs instructions en parallèle</text:p></text:note-body></text:note></text:span></text:h>
      <text:p text:style-name="Textbody">La<text:s/>programmation réseau nécessite souvent de réaliser plusieurs tâches simultanément. C'est le cas dans le BomberDose, où il faut par exemple à la fois recevoir des informations et en<text:s/><text:soft-page-break/>envoyer. Or les sockets sont bloquante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text:s/>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body">Il aurait été possible de régler les socket en mode non bloquant, cependant il nous a paru plus simple (et plus sûr) d'implémenter des threads.</text:p>
      <text:h text:style-name="Heading5" text:outline-level="5">Les Mutex<text:span text:style-name="Appelnotedebasdep."><text:note text:note-class="footnote" text:id="_ftn14"><text:note-citation>15</text:note-citation><text:note-body><text:p text:style-name="P40"><text:s/>MUTual Exclusion, exclusion mutuelle</text:p></text:note-body></text:note></text:span></text:h>
      <text:p text:style-name="Textbody">L'implémentation de threads nous oblige à faire attention à l'accès et à l'écriture simultanés de variables. En effet, si dans le ThreadEcoute du serveur du BomberDose nous tentons de changer la position d'un joueur, et qu'en même temps le ThreadEnvoi récupère cette information pour l'envoyer aux clients, il se produit un crash de l'application. Il est impér<text:tab/>atif d'ajouter un drapeau qui signale à un processus que l'accès à une variable est en cours, et qui dit à(ux) processus qui tentent d'accéder en même temps à ces variables d'aller dormir en attendant leur tour.</text:p>
      <text:p text:style-name="Textbody">C'est là où les mutex entrent en jeu, en effet, nous en utilisons un pour les deux threads du serveur. Pour les utiliser, il suffit de fermer le mutex au moment de l'accès aux données partagées, dans un thread. Si ce mutex est déjà fermé au moment de la demande de fermeture, le thread est mis en attente jusqu'au moment ou ce mutex se réouvre. Le mutex s'ouvre automatiquement une fois que la fonction qui l'a fermée se termine.</text:p>
      <text:h text:style-name="Heading3" text:outline-level="3">La réalisation et la validation de l'application (En gros c'est le codage, et les tests?)</text:h>
      <text:h text:style-name="Heading4" text:outline-level="4">Le C++</text:h>
      <text:p text:style-name="Textbody">Le C++ est actuellement le quatrième langage de programmation le plus utilisé au monde<text:span text:style-name="Appelnotedebasdep."><text:note text:note-class="footnote" text:id="_ftn15"><text:note-citation>16</text:note-citation><text:note-body><text:p text:style-name="Notedebasdepage"><text:s/>http://www.tiobe.com/index.php/content/paperinfo/tpci/index.html</text:p></text:note-body></text:note></text:span><text:s/>(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text:s/><text:soft-page-break/>adresses mémoires, et est beaucoup plus rapide. De plus, c’est un langage très rapide. Par contre, le langage est beaucoup plus difficile, et la syntaxe plus dure à assimiler.</text:p>
      <text:h text:style-name="Heading4" text:outline-level="4">La SFML</text:h>
      <text:p text:style-name="Textbody">La SFML est une bibliothèque écrite en C++, et peut être utilisée dans d’autres langages que nous n’utiliserons pas. Nous avons choisis cette bibliothèque pour ses caractéristiques bien précises.</text:p>
      <text:p text:style-name="Textbody">Premièrement c’est une bibliothèque portable, c'est-à-dire que l’on peut la compiler quelque soit le système d’exploitation, et nous permet de remplir la condition de portabilité citée dans le cahier des charges.</text:p>
      <text:p text:style-name="Textbody">Ensuite, c’est une bibliothèque très facile à utiliser, avec une documentation complète sur le site internet, des exemples pour chaque méthode, et des explications pour chaque classe.</text:p>
      <text:p text:style-name="Text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beaucoup plus utiles dans la Vue. Le fait de ne pas importer tous les modules allège le jeu.</text:p>
      <text:p text:style-name="Textbody">La SFML permet une implémentation très simplifié de la partie graphique. Elle a en effet une classe appelée « RenderWindow » <text:s/>qui simplifie les rendus en 2D.</text:p>
      <text:p text:style-name="Textbody">Enfin, la SFML dispose de plusieurs classes réseau qui permet une utilisation très simple et intuitive, telles<text:s/>que « SocketUDP », « SocketTCP » et « IPAdress ».</text:p>
      <text:p text:style-name="Standard"/>
      <text:h text:style-name="Heading4" text:outline-level="4">Le moteur de jeu<text:span text:style-name="Appelnotedebasdep."><text:note text:note-class="footnote" text:id="_ftn16"><text:note-citation>17</text:note-citation><text:note-body><text:p text:style-name="P41"><text:s/>Se rapporter à l'annexe 2, Diagramme de classe Moteur</text:p></text:note-body></text:note></text:span></text:h>
      <text:p text:style-name="Textbody">Le concept de « moteur de jeu » est très flou. La définition générale est « Un moteur de jeu est le regroupement de l'ensemble des<text:s/>moteurs spécialisés nécessaires à la réalisation d'un jeu<text:span text:style-name="Appelnotedebasdep."><text:note text:note-class="footnote" text:id="_ftn17"><text:note-citation>18</text:note-citation><text:note-body><text:p text:style-name="Notedebasdepage"><text:s/><text:span text:style-name="T42">http://fr.wikipedia.org/wiki/Moteur_de_jeux</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soft-page-break/>
      <text:h text:style-name="Heading5" text:outline-level="5">Bomberdose</text:h>
      <text:p text:style-name="Text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body"/>
      <text:p text:style-name="P43">Plateau</text:p>
      <text:p text:style-name="Textbody">La classe Plateau représente le plateau de jeu. Elle est composée de Cases, qui elle-même peuvent contenir des objets. Le plateau est une des classes les plus importantes du moteur, car c’est elle qui gère tout les évènements liés à chacun de ses éléments. C’est<text:s/>elle par exemple qui va vérifier si une bombe doit exploser ou non, et si c’est le cas, le plateau créera des flammes sur les cases adjacentes, et si un objet est sur le chemin, il se fera détruire si c’est un objet destructible.</text:p>
      <text:p text:style-name="Text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text:s/>ce qui rajoute un peu de diversité et d’amusement.</text:p>
      <text:p text:style-name="Textbody"><text:span text:style-name="T44">Joueur</text:span></text:p>
      <text:p text:style-name="Textbody">J’écrirai demain !</text:p>
      <text:h text:style-name="Heading5" text:outline-level="5">Server</text:h>
      <text:p text:style-name="Textbody">La classe Server est la classe principale de gestion des communications côté serveur, elle contient un attribut Bomberdose qui lui permettra de créer une nouvelle<text:s/>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h text:style-name="Heading5" text:outline-level="5">Sclient</text:h>
      <text:p text:style-name="Text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soft-page-break/>
      <text:h text:style-name="Heading4" text:outline-level="4">Les macros</text:h>
      <text:p text:style-name="Textbody">Les macros sont très importantes en c++, c'est là ou sont définies les constantes, et ceci nous évite de changer tout le code lorsqu'il est nécessaire d'effectuer un changement sur une variable qui se répète plusieurs fois.</text:p>
      <text:p text:style-name="Textbody">De plus, on peut y mettre des fonctions simples qui sont utilisées plusieurs fois.</text:p>
      <text:h text:style-name="Heading4" text:outline-level="4">Le client<text:span text:style-name="Appelnotedebasdep."><text:note text:note-class="footnote" text:id="_ftn18"><text:note-citation>19</text:note-citation><text:note-body><text:p text:style-name="Footnote">Se référer au diagramme de classe Client, annexe 3</text:p></text:note-body></text:note></text:span></text:h>
      <text:h text:style-name="Heading5" text:outline-level="5">Client</text:h>
      <text:p text:style-name="Textbody">La<text:s/>classe « Client » est l'homologue de la classe 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1" text:outline-level="1">Conclusion générale</text:h>
      <text:p text:style-name="Textbody">Nous pensons que chaque membre de notre équipe a pu apprendre de nombreuses choses grâce à l'élaboration de ce projet, tant au<text:s/>niveau technique qu'au niveau relationnel. En effet, nous possédons maintenant des bases en c++, et en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body">La sfml nous a permis l'accès a des fonctions simples, cependant nous aurions aimé avoir des fonctions un peu plus avancées, par exemple pour l'envoi de données simplifié par socket, ou encore pour la création de groupe UDP.</text:p>
      <text:soft-page-break/>
      <text:h text:style-name="P45" text:outline-level="1">Bibliographie</text:h>
      <text:p text:style-name="Textbody"><text:a xlink:href="http://wikipedia.fr/index.php" office:target-frame-name="_top" xlink:show="replace">http://wikipedia.fr/index.php</text:a><text:s/>site d'encyclopédie libre</text:p>
      <text:p text:style-name="Notedebasdepage"><text:a xlink:href="http://www.tiobe.com/" office:target-frame-name="_top" xlink:show="replace">http://www.tiobe.com/</text:a><text:a xlink:href="http://www.tiobe.com/" office:target-frame-name="_top" xlink:show="replace"><text:s/>???</text:a></text:p>
      <text:p text:style-name="P46"><text:a xlink:href="http://code.google.com/" office:target-frame-name="_top" xlink:show="replace">http://code.google.com/</text:a><text:a xlink:href="http://code.google.com/" office:target-frame-name="_top" xlink:show="replace"><text:s/>Là ou est stocké notre projet</text:a></text:p>
      <text:p text:style-name="P47"/>
      <text:p text:style-name="P48"><text:a xlink:href="http://sourceforge.net/" office:target-frame-name="_top" xlink:show="replace">http://sourceforge.net/</text:a><text:a xlink:href="http://sourceforge.net/" office:target-frame-name="_top" xlink:show="replace"><text:s/>Site de référence de l'open source</text:a></text:p>
      <text:p text:style-name="P49"><text:a xlink:href="http://sourceforge.net/" office:target-frame-name="_top" xlink:show="replace"/></text:p>
      <text:p text:style-name="P50"><text:a xlink:href="http://www.siteduzero.com/" office:target-frame-name="_top" xlink:show="replace">http://www.siteduzero.com/</text:a><text:a xlink:href="http://sourceforge.net/" office:target-frame-name="_top" xlink:show="replace">, site proposant des<text:s/>tutoriels, utilisé pour le c++</text:a></text:p>
      <text:p text:style-name="P51"><text:a xlink:href="http://sourceforge.net/" office:target-frame-name="_top" xlink:show="replace"/></text:p>
      <text:p text:style-name="P52"><text:a xlink:href="http://cpp.developpez.com/" office:target-frame-name="_top" xlink:show="replace">http://cpp.developpez.com/</text:a><text:a xlink:href="http://sourceforge.net/" office:target-frame-name="_top" xlink:show="replace"><text:s/>site proposant des cours et tutoriels avancés pour le c++</text:a></text:p>
      <text:p text:style-name="P53"><text:a xlink:href="http://sourceforge.net/" office:target-frame-name="_top" xlink:show="replace"/></text:p>
      <text:p text:style-name="P54"><text:a xlink:href="http://tortoisesvn.tigris.org/" office:target-frame-name="_top" xlink:show="replace">http://tortoisesvn.tigris.org/</text:a><text:a xlink:href="http://tortoisesvn.tigris.org/" office:target-frame-name="_top" xlink:show="replace"><text:s/>tortoise SVN</text:a></text:p>
      <text:p text:style-name="P55"><text:a xlink:href="http://www.sfml-dev.org/" office:target-frame-name="_top" xlink:show="replace">http://www.sfml-dev.org/</text:a><text:a xlink:href="http://tortoisesvn.tigris.org/" office:target-frame-name="_top" xlink:show="replace"><text:s/>Tutoriels et API de la sfml</text:a></text:p>
      <text:soft-page-break/>
      <text:h text:style-name="P56" text:outline-level="1">Glossaire</text:h>
      <text:soft-page-break/>
      <text:h text:style-name="P57" text:outline-level="1">Annexes</text:h>
      <text:p text:style-name="Textbody">Annexe 1 : Copie de licence new BSD</text:p>
      <text:p text:style-name="Textbody">Annexe 2 : Diagramme de classe Serveur/moteur</text:p>
      <text:p text:style-name="Textbody">Annexe 3 : Diagramme de classe Cli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text-align="center"/>
      <style:text-properties style:font-name="Arial" fo:font-weight="bold" style:font-weight-asian="bold" style:font-weight-complex="bold" fo:font-size="18pt" style:font-size-asian="18pt" fo:hyphenate="false"/>
    </style:style>
    <style:style style:name="Heading2" style:display-name="Heading 2" style:family="paragraph" style:parent-style-name="Heading" style:next-style-name="Textbody" style:default-outline-level="2">
      <style:paragraph-properties fo:text-align="center"/>
      <style:text-properties style:font-name="Arial"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paragraph-properties fo:text-indent="0.2951in"/>
      <style:text-properties fo:font-weight="bold" style:font-weight-asian="bold" style:font-weight-complex="bold" fo:font-size="12pt" style:font-size-asian="12pt" fo:hyphenate="false"/>
    </style:style>
    <style:style style:name="Heading4" style:display-name="Heading 4" style:family="paragraph" style:parent-style-name="Heading" style:next-style-name="Textbody" style:default-outline-level="4">
      <style:paragraph-properties fo:text-indent="0.2951in"/>
      <style:text-properties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paragraph-properties fo:text-indent="0.1965in"/>
      <style:text-properties fo:font-weight="bold" style:font-weight-asian="bold" style:font-weight-complex="bold" fo:font-size="12pt" style:font-size-asian="12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text-align="justify" fo:margin-bottom="0.0833in" fo:line-height="150%"/>
      <style:text-properties style:font-name="Times New Roman" style:font-name-complex="Times New Roman"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29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27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Contents3" style:display-name="Contents 3" style:family="paragraph" style:parent-style-name="Index">
      <style:paragraph-properties fo:margin-left="0.393in">
        <style:tab-stops>
          <style:tab-stop style:type="right" style:leader-style="dotted" style:leader-text="." style:position="5.9062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Notedefin" style:display-name="Note de fin" style:family="paragraph" style:parent-style-name="Normal">
      <style:text-properties fo:font-size="10pt" style:font-size-asian="10pt" style:font-size-complex="10pt" fo:hyphenate="false"/>
    </style:style>
    <style:style style:name="Notedebasdepage" style:display-name="Note de bas de page" style:family="paragraph" style:parent-style-name="Normal">
      <style:text-properties fo:font-size="10pt" style:font-size-asian="10pt" style:font-size-complex="10pt"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PieddepageCar" style:display-name="Pied de page Car" style:family="text" style:parent-style-name="Policepardéfaut"/>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6.6%"/>
    </style:style>
    <style:style style:name="NotedebasdepageCar" style:display-name="Note de bas de page Car" style:family="text" style:parent-style-name="Policepardéfaut">
      <style:text-properties fo:font-size="10pt" style:font-size-asian="10pt" style:font-size-complex="10pt"/>
    </style:style>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format="a" style:num-letter-sync="true">
        <style:list-level-properties/>
      </text:outline-level-style>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office:automatic-styles>
  <office:master-styles>
    <style:master-page style:name="MP0" style:page-layout-name="PL0">
      <style:footer>
        <text:p text:style-name="Footer"><text:tab/><text:s text:c="143"/><text:page-number text:fixed="false">14</text:page-number>/<text:page-count>1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Oli </meta:initial-creator>
    <dc:creator>Coccis</dc:creator>
    <meta:creation-date>2010-03-30T19:14:00Z</meta:creation-date>
    <dc:date>2010-04-05T03:09:00Z</dc:date>
    <meta:template xlink:href="Normal.dotm" xlink:type="simple"/>
    <meta:editing-cycles>208</meta:editing-cycles>
    <meta:editing-duration>PT53760S</meta:editing-duration>
    <meta:document-statistic meta:page-count="18" meta:paragraph-count="46" meta:word-count="3606" meta:character-count="23398" meta:row-count="165" meta:non-whitespace-character-count="19838"/>
  </office:meta>
</office:document-meta>
</file>